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style:paragraph-properties fo:margin-top="0.42cm" fo:margin-bottom="0.35cm"/>
    </style:style>
    <style:style style:name="P38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9" style:family="paragraph">
      <style:paragraph-properties fo:margin-left="0cm" fo:margin-right="0cm" fo:margin-top="0cm" fo:margin-bottom="0.5cm" fo:line-height="100%" fo:text-align="justify" fo:text-indent="0cm"/>
    </style:style>
    <style:style style:name="P4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1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2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4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5" style:family="paragraph">
      <style:paragraph-properties style:text-autospace="none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7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3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text-properties fo:font-size="16pt" style:font-size-asian="16pt" style:font-size-complex="16pt"/>
    </style:style>
    <style:style style:name="P56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57" style:family="paragraph">
      <loext:graphic-properties draw:fill="none"/>
      <style:text-properties style:font-name="Courier New" fo:font-size="18pt"/>
    </style:style>
    <style:style style:name="P58" style:family="paragraph">
      <loext:graphic-properties draw:fill="none"/>
      <style:text-properties style:use-window-font-color="true" loext:opacity="0%" style:font-name="Courier New" fo:font-size="18pt"/>
    </style:style>
    <style:style style:name="P59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60" style:family="paragraph">
      <style:paragraph-properties fo:margin-left="0cm" fo:margin-right="0cm" fo:margin-top="0cm" fo:margin-bottom="0cm" fo:line-height="100%" fo:text-align="justify" fo:text-indent="0cm"/>
    </style:style>
    <style:style style:name="P61" style:family="paragraph">
      <style:paragraph-properties fo:text-align="center"/>
      <style:text-properties fo:font-size="18pt"/>
    </style:style>
    <style:style style:name="P62" style:family="paragraph">
      <style:paragraph-properties fo:text-align="justify"/>
      <style:text-properties fo:font-size="18pt"/>
    </style:style>
    <style:style style:name="P63" style:family="paragraph">
      <style:paragraph-properties fo:text-align="center" style:writing-mode="lr-tb"/>
      <style:text-properties fo:font-size="18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5" style:family="paragraph">
      <loext:graphic-properties draw:fill="none"/>
    </style:style>
    <style:style style:name="P66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7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8" style:family="paragraph">
      <style:paragraph-properties fo:text-align="start"/>
      <style:text-properties fo:font-size="18pt" style:font-size-asian="18pt" style:font-size-complex="18pt"/>
    </style:style>
    <style:style style:name="P69" style:family="paragraph">
      <style:paragraph-properties fo:text-align="center"/>
      <style:text-properties fo:font-size="18pt" style:font-size-asian="18pt" style:font-size-complex="18pt"/>
    </style:style>
    <style:style style:name="P70" style:family="paragraph">
      <style:paragraph-properties fo:text-align="start" style:writing-mode="lr-tb"/>
      <style:text-properties fo:font-size="18pt" style:font-size-asian="18pt" style:font-size-complex="18pt"/>
    </style:style>
    <style:style style:name="P7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2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4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" style:font-size-asian="18pt" style:font-weight-asian="normal" style:font-name-complex="DejaVu Sans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</text:span><text:span text:style-name="T1">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</text:span><text:span text:style-name="T6">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</text:span><text:span text:style-name="T8">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27"/></text:span><text:span text:style-name="T15"><text:s text:c="6"/></text:span></text:p>
            <text:p text:style-name="P16"><text:span text:style-name="T15">------------</text:span><text:span text:style-name="T15">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</text:span><text:span text:style-name="T15">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</text:span><text:span text:style-name="T14">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31"/></text:span><text:span text:style-name="T17"><text:s text:c="18"/></text:span></text:p>
            <text:p><text:span text:style-name="T17">----------------------------------------------------------------------------------------</text:span><text:span text:style-name="T17">-------------------</text:span></text:p>
            <text:p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Prefixo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</text:span><text:span text:style-name="T14">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31"/></text:span><text:span text:style-name="T17"><text:s text:c="18"/></text:span></text:p>
            <text:p text:style-name="P16"><text:span text:style-name="T17">----------------------------------------------------------------------------------------</text:span><text:span text:style-name="T17">-------------------</text:span></text:p>
            <text:p text:style-name="P16"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</text:span><text:span text:style-name="T13">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</text:span><text:span text:style-name="T27">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</text:span><text:span text:style-name="T27">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</text:span><text:span text:style-name="T14">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</text:span><text:span text:style-name="T5">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</text:span><text:span text:style-name="T5">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</text:span><text:span text:style-name="T5">de comandos SQL está disponível e e há vários comandos do </text:span><text:span text:style-name="T21">psql</text:span><text:span text:style-name="T5"> que </text:span><text:span text:style-name="T5">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</text:span><text:span text:style-name="T11">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</text:span><text:span text:style-name="T11">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</text:span><text:span text:style-name="T14">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</text:span><text:span text:style-name="T23">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8" draw:layer="layout" svg:width="26.516cm" svg:height="4.239cm" svg:x="0.484cm" svg:y="15cm">
          <draw:text-box>
            <text:p text:style-name="P37"><text:span text:style-name="T39"># cp /usr/share/hunspell/pt_BR.dic </text:span><text:span text:style-name="T39">$SHAREDIR/tsearch_data/pt_br.dict</text:span></text:p>
            <text:p text:style-name="P37"><text:span text:style-name="T39"/></text:p>
            <text:p text:style-name="P37"><text:span text:style-name="T39"># sed 's/FLAG UTF-8/FLAG default/g' \</text:span></text:p>
            <text:p text:style-name="P37"><text:span text:style-name="T39"><text:s text:c="4"/></text:span><text:span text:style-name="T39">/usr/share/hunspell/pt_BR.aff &gt; </text:span><text:span text:style-name="T39">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</text:span><text:span text:style-name="T11">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33"/></text:span><text:span text:style-name="T17"><text:s text:c="14"/></text:span></text:p>
            <text:p text:style-name="P16"><text:span text:style-name="T17">----------------------------------------------------------------------------------------</text:span><text:span text:style-name="T17">---------------</text:span></text:p>
            <text:p text:style-name="P16"><text:span text:style-name="T17"><text:s/></text:span><text:span text:style-name="T17">(asciiword,"Word, all </text:span><text:span text:style-name="T17">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35"/></text:span><text:span text:style-name="T17"><text:s text:c="9"/></text:span></text:p>
            <text:p text:style-name="P16"><text:span text:style-name="T17">----------------------------------------------------------------------------------------</text:span><text:span text:style-name="T17">----------</text:span></text:p>
            <text:p text:style-name="P16"><text:span text:style-name="T17"><text:s/></text:span><text:span text:style-name="T17">(asciiword,"Word, all </text:span><text:span text:style-name="T17">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34"/></text:span><text:span text:style-name="T17"><text:s text:c="12"/></text:span></text:p>
            <text:p text:style-name="P16"><text:span text:style-name="T17">----------------------------------------------------------------------------------------</text:span><text:span text:style-name="T17">-------------</text:span></text:p>
            <text:p text:style-name="P16"><text:span text:style-name="T17"><text:s/></text:span><text:span text:style-name="T17">(asciiword,"Word, all </text:span><text:span text:style-name="T17">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</text:span><text:span text:style-name="T11">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40" draw:layer="layout" svg:width="26.5cm" svg:height="5.806cm" svg:x="0.5cm" svg:y="3.827cm">
          <draw:text-box>
            <text:list text:style-name="L1">
              <text:list-item>
                <text:p text:style-name="P39"><text:span text:style-name="T4">Vetor de lexemas e posições;</text:span></text:p>
              </text:list-item>
              <text:list-item>
                <text:p text:style-name="P39"><text:span text:style-name="T4">Representa um documento em uma forma otimizada para buscas de </text:span><text:span text:style-name="T4">texto;</text:span></text:p>
              </text:list-item>
              <text:list-item>
                <text:p text:style-name="P39"><text:span text:style-name="T4">Seu valor é uma lista ordenada de lexemas distintos;</text:span></text:p>
              </text:list-item>
              <text:list-item>
                <text:p text:style-name="P39"><text:span text:style-name="T4">Ordena, elimina duplicações automaticamente;</text:span></text:p>
              </text:list-item>
              <text:list-item>
                <text:p text:style-name="P39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</text:span><text:span text:style-name="T13">facilmente, </text:span><text:span text:style-name="T14">'</text:span></text:p>
            <text:p><text:span text:style-name="T14"><text:s text:c="4"/></text:span><text:span text:style-name="T14">||'ultrapassando o último carro a 15 min do </text:span><text:span text:style-name="T14">final'::tsvector;</text:span></text:p>
          </draw:text-box>
        </draw:frame>
        <draw:frame draw:style-name="gr41" draw:text-style-name="P41" draw:layer="layout" svg:width="27cm" svg:height="1.706cm" svg:x="0.5cm" svg:y="14.5cm">
          <draw:text-box>
            <text:p><text:span text:style-name="T42"><text:s text:c="59"/></text:span><text:span text:style-name="T42">?column? <text:s text:c="34"/></text:span><text:span text:style-name="T42"><text:s text:c="24"/></text:span></text:p>
            <text:p><text:span text:style-name="T42">-----------------------------------------------------------------------------------------------------</text:span><text:span text:style-name="T42">-------------------------</text:span></text:p>
            <text:p><text:span text:style-name="T42"><text:s/></text:span><text:span text:style-name="T42">'15' 'O' 'a' 'carro' 'correu' 'correu,' 'corrida' 'do' 'e' 'facilmente,' 'final' 'min' 'o' </text:span><text:span text:style-name="T42">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40" draw:layer="layout" svg:width="26.5cm" svg:height="0.962cm" svg:x="0.5cm" svg:y="3.827cm">
          <draw:text-box>
            <text:p text:style-name="P39"><text:span text:style-name="T27">Opcionalmente, posições (em números inteiros) podem ser anexadas aos </text:span><text:span text:style-name="T27">lexemas:</text:span></text:p>
          </draw:text-box>
        </draw:frame>
        <draw:frame draw:style-name="gr43" draw:text-style-name="P44" draw:layer="layout" svg:width="26.4cm" svg:height="4.679cm" svg:x="0.6cm" svg:y="5.089cm">
          <draw:text-box>
            <text:p text:style-name="P42"><text:span text:style-name="T43">SELECT</text:span></text:p>
            <text:p text:style-name="P43"><text:span text:style-name="T43"><text:s text:c="4"/></text:span><text:span text:style-name="T43">'o:1 carro:2 verde:3 correu:4 mais:5 do:6 que:7 o:8 </text:span><text:span text:style-name="T43">carro:9'</text:span></text:p>
            <text:p text:style-name="P43"><text:span text:style-name="T43"><text:s text:c="4"/></text:span><text:span text:style-name="T43">||</text:span><text:span text:style-name="T44">'</text:span><text:span text:style-name="T43">vermelho:10'::tsvector;</text:span></text:p>
            <text:p text:style-name="P43"><text:span text:style-name="T43"/></text:p>
            <text:p text:style-name="P43"><text:span text:style-name="T45"><text:s text:c="36"/></text:span><text:span text:style-name="T45">?column? <text:s text:c="33"/></text:span><text:span text:style-name="T45"><text:s text:c="2"/></text:span></text:p>
            <text:p text:style-name="P43"><text:span text:style-name="T45">-----------------------------------------------------------------------------</text:span><text:span text:style-name="T45">---</text:span></text:p>
            <text:p text:style-name="P43"><text:span text:style-name="T45"><text:s/></text:span><text:span text:style-name="T45">'carro':2,9 'correu':4 'do':6 'mais':5 'o':1,8 'que':7 'verde':3 </text:span><text:span text:style-name="T45">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40" draw:layer="layout" svg:width="26.5cm" svg:height="3.651cm" svg:x="0.5cm" svg:y="3.827cm">
          <draw:text-box>
            <text:p text:style-name="P39"><text:span text:style-name="T27">A função </text:span><text:span text:style-name="T31">to_tsvector</text:span><text:span text:style-name="T27"> converte um documento para </text:span><text:span text:style-name="T46">tokens</text:span><text:span text:style-name="T27">, reduz </text:span><text:span text:style-name="T27">esses tokens para lexemas e retorna um tsvector que lista os lexemas </text:span><text:span text:style-name="T27">junto com suas posições no documento sem </text:span><text:span text:style-name="T46">stop words</text:span><text:span text:style-name="T47">.</text:span></text:p>
            <text:p text:style-name="P39"><text:span text:style-name="T47">Faz também stemming dos lexemas.</text:span></text:p>
          </draw:text-box>
        </draw:frame>
        <draw:frame draw:style-name="gr46" draw:text-style-name="P44" draw:layer="layout" svg:width="26.4cm" svg:height="6.005cm" svg:x="0.6cm" svg:y="8.4cm">
          <draw:text-box>
            <text:p text:style-name="P42"><text:span text:style-name="T43">SELECT</text:span></text:p>
            <text:p text:style-name="P42"><text:span text:style-name="T43"><text:s text:c="4"/></text:span><text:span text:style-name="T43">to_tsvector(</text:span></text:p>
            <text:p text:style-name="P42"><text:span text:style-name="T43"><text:s text:c="8"/></text:span><text:span text:style-name="T43">'pg_catalog.portuguese',</text:span></text:p>
            <text:p text:style-name="P45"><text:span text:style-name="T43"><text:s text:c="8"/></text:span><text:span text:style-name="T43">'O carro correu, correu e venceu a corrida </text:span><text:span text:style-name="T43">facilmente, '</text:span></text:p>
            <text:p text:style-name="P43"><text:span text:style-name="T43"><text:s text:c="8"/></text:span><text:span text:style-name="T43">||'ultrapassando o último carro a 15 min do </text:span><text:span text:style-name="T43">final');</text:span></text:p>
            <text:p text:style-name="P43"><text:span text:style-name="T43"/></text:p>
            <text:p text:style-name="P43"><text:span text:style-name="T48"><text:s text:c="44"/></text:span><text:span text:style-name="T48">to_tsvector <text:s text:c="27"/></text:span><text:span text:style-name="T48"><text:s text:c="16"/></text:span></text:p>
            <text:p text:style-name="P43"><text:span text:style-name="T48">----------------------------------------------------------------------------------</text:span><text:span text:style-name="T48">-----------------</text:span></text:p>
            <text:p text:style-name="P43"><text:span text:style-name="T48"><text:s/></text:span><text:span text:style-name="T48">'15':15 'carr':2,13 'corr':3,4,8 'facil':9 'final':18 'min':16 'ultrapass':10 </text:span><text:span text:style-name="T48">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40" draw:layer="layout" svg:width="26.5cm" svg:height="1.785cm" svg:x="0.5cm" svg:y="3.827cm">
          <draw:text-box>
            <text:p text:style-name="P39"><text:span text:style-name="T5">Não confundir a função </text:span><text:span text:style-name="T20">to_tsvector</text:span><text:span text:style-name="T5"> com um valor de uma </text:span><text:span text:style-name="T16">string</text:span><text:span text:style-name="T23"> </text:span><text:span text:style-name="T23">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6" draw:layer="layout" svg:width="26.4cm" svg:height="3.125cm" svg:x="0.6cm" svg:y="7cm">
          <draw:text-box>
            <text:p text:style-name="P42"><text:span text:style-name="T43">SELECT 'rato gato pato'::tsvector;</text:span></text:p>
            <text:p text:style-name="P42"><text:span text:style-name="T43"/></text:p>
            <text:p text:style-name="P43"><text:span text:style-name="T48"><text:s text:c="7"/></text:span><text:span text:style-name="T48">tsvector <text:s text:c="6"/></text:span></text:p>
            <text:p text:style-name="P43"><text:span text:style-name="T48">----------------------</text:span></text:p>
            <text:p text:style-name="P43"><text:span text:style-name="T48"><text:s/></text:span><text:span text:style-name="T48">'gato' 'pato' 'rato'</text:span></text:p>
          </draw:text-box>
        </draw:frame>
        <draw:frame draw:style-name="gr36" draw:text-style-name="P47" draw:layer="layout" svg:width="26.4cm" svg:height="3.026cm" svg:x="0.5cm" svg:y="11.1cm">
          <draw:text-box>
            <text:p text:style-name="P42"><text:span text:style-name="T43">SELECT to_tsvector('Portuguese', 'rato gato pato');</text:span></text:p>
            <text:p text:style-name="P42"><text:span text:style-name="T43"/></text:p>
            <text:p text:style-name="P43"><text:span text:style-name="T49"><text:s text:c="7"/></text:span><text:span text:style-name="T49">to_tsvector <text:s text:c="6"/></text:span></text:p>
            <text:p text:style-name="P43"><text:span text:style-name="T49">-------------------------</text:span></text:p>
            <text:p text:style-name="P43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40" draw:layer="layout" svg:width="26.5cm" svg:height="7.073cm" svg:x="0.5cm" svg:y="3.827cm">
          <draw:text-box>
            <text:list text:style-name="L1">
              <text:list-item>
                <text:p text:style-name="P39"><text:span text:style-name="T50">Consulta de busca textual;</text:span></text:p>
              </text:list-item>
              <text:list-item>
                <text:p text:style-name="P39"><text:span text:style-name="T50">Representa um texto de consulta;</text:span></text:p>
              </text:list-item>
              <text:list-item>
                <text:p text:style-name="P39"><text:span text:style-name="T50">Armazena lexemas que serão base de busca;</text:span></text:p>
              </text:list-item>
              <text:list-item>
                <text:p text:style-name="P39"><text:span text:style-name="T50">Combinação de lexemas utilizando operadores booleanos:</text:span></text:p>
                <text:p text:style-name="P39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9"><text:span text:style-name="T50">Parênteses podem ser usados para reforçar um grupamento de </text:span><text:span text:style-name="T50">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7" draw:layer="layout" svg:width="12.289cm" svg:height="3.851cm" svg:x="1.5cm" svg:y="4.5cm">
          <draw:text-box>
            <text:p text:style-name="P42"><text:span text:style-name="T43">SELECT 'gato &amp; rato'::tsquery;</text:span></text:p>
            <text:p text:style-name="P42"><text:span text:style-name="T43"/></text:p>
            <text:p text:style-name="P43"><text:span text:style-name="T51"><text:s text:c="5"/></text:span><text:span text:style-name="T51">tsquery <text:s text:c="4"/></text:span></text:p>
            <text:p text:style-name="P43"><text:span text:style-name="T51">-----------------</text:span></text:p>
            <text:p text:style-name="P43"><text:span text:style-name="T51"><text:s/></text:span><text:span text:style-name="T51">'gato' &amp; 'rato'</text:span></text:p>
          </draw:text-box>
        </draw:frame>
        <draw:frame draw:style-name="gr38" draw:text-style-name="P46" draw:layer="layout" svg:width="14.999cm" svg:height="3.851cm" svg:x="1.501cm" svg:y="9.501cm">
          <draw:text-box>
            <text:p text:style-name="P42"><text:span text:style-name="T43">SELECT 'pato &amp; (gato|rato)'::tsquery;</text:span></text:p>
            <text:p text:style-name="P42"><text:span text:style-name="T43"/></text:p>
            <text:p text:style-name="P43"><text:span text:style-name="T51"><text:s text:c="11"/></text:span><text:span text:style-name="T51">tsquery <text:s text:c="11"/></text:span></text:p>
            <text:p text:style-name="P43"><text:span text:style-name="T51">------------------------------</text:span></text:p>
            <text:p text:style-name="P43"><text:span text:style-name="T51"><text:s/></text:span><text:span text:style-name="T51">'pato' &amp; ( 'gato' | 'rato' )</text:span></text:p>
          </draw:text-box>
        </draw:frame>
        <draw:frame draw:style-name="gr38" draw:text-style-name="P47" draw:layer="layout" svg:width="12.289cm" svg:height="3.851cm" svg:x="1.502cm" svg:y="15.002cm">
          <draw:text-box>
            <text:p text:style-name="P43"><text:span text:style-name="T43">SELECT '! 1'::tsquery;</text:span></text:p>
            <text:p text:style-name="P43"><text:span text:style-name="T43"/></text:p>
            <text:p text:style-name="P43"><text:span text:style-name="T51"><text:s/></text:span><text:span text:style-name="T51">tsquery </text:span></text:p>
            <text:p text:style-name="P43"><text:span text:style-name="T51">---------</text:span></text:p>
            <text:p text:style-name="P43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6" draw:layer="layout" svg:width="25.499cm" svg:height="3.026cm" svg:x="1.501cm" svg:y="10.3cm">
          <draw:text-box>
            <text:p text:style-name="P42"><text:span text:style-name="T43">SELECT to_tsquery('pg_catalog.portuguese', '!(correr &amp; </text:span><text:span text:style-name="T43">vencer)');</text:span></text:p>
            <text:p text:style-name="P42"><text:span text:style-name="T43"/></text:p>
            <text:p text:style-name="P43"><text:span text:style-name="T49"><text:s text:c="6"/></text:span><text:span text:style-name="T49">to_tsquery <text:s text:c="5"/></text:span></text:p>
            <text:p text:style-name="P43"><text:span text:style-name="T49">----------------------</text:span></text:p>
            <text:p text:style-name="P43"><text:span text:style-name="T49"><text:s/></text:span><text:span text:style-name="T49">!( 'corr' &amp; 'venc' )</text:span></text:p>
          </draw:text-box>
        </draw:frame>
        <draw:frame draw:style-name="gr36" draw:text-style-name="P46" draw:layer="layout" svg:width="24.998cm" svg:height="3.026cm" svg:x="1.502cm" svg:y="14.902cm">
          <draw:text-box>
            <text:p text:style-name="P42"><text:span text:style-name="T43">SELECT to_tsquery('pg_catalog.english', '!(running &amp; </text:span><text:span text:style-name="T43">winning)');</text:span></text:p>
            <text:p text:style-name="P42"><text:span text:style-name="T43"/></text:p>
            <text:p text:style-name="P43"><text:span text:style-name="T49"><text:s text:c="5"/></text:span><text:span text:style-name="T49">to_tsquery <text:s text:c="4"/></text:span></text:p>
            <text:p text:style-name="P43"><text:span text:style-name="T49">--------------------</text:span></text:p>
            <text:p text:style-name="P43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</text:span><text:span text:style-name="T27">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</text:span><text:span text:style-name="T27">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6" draw:layer="layout" svg:width="25.499cm" svg:height="6.011cm" svg:x="1.501cm" svg:y="11cm">
          <draw:text-box>
            <text:p text:style-name="P42"><text:span text:style-name="T43">SELECT</text:span></text:p>
            <text:p text:style-name="P42"><text:span text:style-name="T43"><text:s text:c="4"/></text:span><text:span text:style-name="T43">plainto_tsquery(</text:span></text:p>
            <text:p text:style-name="P42"><text:span text:style-name="T43"><text:s text:c="8"/></text:span><text:span text:style-name="T43">'english',</text:span></text:p>
            <text:p text:style-name="P42"><text:span text:style-name="T43"><text:s text:c="8"/></text:span><text:span text:style-name="T43">'The Fat Rats are sleeping with the cats');</text:span></text:p>
            <text:p text:style-name="P42"><text:span text:style-name="T43"/></text:p>
            <text:p text:style-name="P43"><text:span text:style-name="T51"><text:s text:c="9"/></text:span><text:span text:style-name="T51">plainto_tsquery <text:s text:c="8"/></text:span></text:p>
            <text:p text:style-name="P43"><text:span text:style-name="T51">---------------------------------</text:span></text:p>
            <text:p text:style-name="P43"><text:span text:style-name="T51"><text:s/></text:span><text:span text:style-name="T51">'fat' &amp; 'rat' &amp; 'sleep' &amp; 'cat'</text:span></text:p>
          </draw:text-box>
        </draw:frame>
        <draw:frame draw:style-name="gr51" draw:text-style-name="P48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campo </text:span><text:span text:style-name="T31">text_</text:span><text:span text:style-name="T27"> é analisado e normalizado como se fosse um </text:span><text:span text:style-name="T31">tsvector</text:span><text:span text:style-name="T27"> </text:span><text:span text:style-name="T27">e então o operador booleano </text:span><text:span text:style-name="T52">&amp; (AND)</text:span><text:span text:style-name="T27"> é inserido entre as palavras </text:span><text:span text:style-name="T27">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</text:span><text:span text:style-name="T56">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9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7" draw:layer="layout" svg:width="25.499cm" svg:height="4.718cm" svg:x="1.002cm" svg:y="4.5cm">
          <draw:text-box>
            <text:p text:style-name="P42"><text:span text:style-name="T43">SELECT</text:span></text:p>
            <text:p text:style-name="P42"><text:span text:style-name="T43"><text:s text:c="4"/></text:span><text:span text:style-name="T43">to_tsquery('portuguese', '!(gato &amp; rato)') @@</text:span></text:p>
            <text:p text:style-name="P42"><text:span text:style-name="T43"><text:s text:c="4"/></text:span><text:span text:style-name="T43">to_tsvector('portuguese', 'O gato correu atrás do </text:span><text:span text:style-name="T43">rato');</text:span></text:p>
            <text:p text:style-name="P42"><text:span text:style-name="T43"/></text:p>
            <text:p text:style-name="P43"><text:span text:style-name="T58"><text:s/></text:span><text:span text:style-name="T58">?column? </text:span></text:p>
            <text:p text:style-name="P43"><text:span text:style-name="T58">----------</text:span></text:p>
            <text:p text:style-name="P43"><text:span text:style-name="T58"><text:s/></text:span><text:span text:style-name="T58">f</text:span></text:p>
          </draw:text-box>
        </draw:frame>
        <draw:frame draw:style-name="gr54" draw:text-style-name="P47" draw:layer="layout" svg:width="25.499cm" svg:height="4.718cm" svg:x="1.002cm" svg:y="9.9cm">
          <draw:text-box>
            <text:p text:style-name="P42"><text:span text:style-name="T43">SELECT</text:span></text:p>
            <text:p text:style-name="P42"><text:span text:style-name="T43"><text:tab/></text:span><text:span text:style-name="T43">to_tsquery('portuguese', '(gato &amp; rato)')</text:span></text:p>
            <text:p text:style-name="P42"><text:span text:style-name="T43"><text:tab/></text:span><text:span text:style-name="T43">@@ to_tsvector('portuguese', 'O gato correu atrás do </text:span><text:span text:style-name="T43">rato');</text:span></text:p>
            <text:p text:style-name="P42"><text:span text:style-name="T43"/></text:p>
            <text:p text:style-name="P43"><text:span text:style-name="T58"><text:s/></text:span><text:span text:style-name="T58">?column? </text:span></text:p>
            <text:p text:style-name="P43"><text:span text:style-name="T58">----------</text:span></text:p>
            <text:p text:style-name="P43"><text:span text:style-name="T58"><text:s/></text:span><text:span text:style-name="T58">t</text:span></text:p>
          </draw:text-box>
        </draw:frame>
        <draw:frame draw:style-name="gr54" draw:text-style-name="P47" draw:layer="layout" svg:width="25.499cm" svg:height="4.718cm" svg:x="1.002cm" svg:y="14.7cm">
          <draw:text-box>
            <text:p text:style-name="P42"><text:span text:style-name="T43">SELECT</text:span></text:p>
            <text:p text:style-name="P42"><text:span text:style-name="T43"><text:s text:c="4"/></text:span><text:span text:style-name="T43">to_tsquery('portuguese', '(gato &amp; navio)') @@</text:span></text:p>
            <text:p text:style-name="P42"><text:span text:style-name="T43"><text:s text:c="4"/></text:span><text:span text:style-name="T43">to_tsvector('portuguese', 'O gato correu atrás do </text:span><text:span text:style-name="T43">rato');</text:span></text:p>
            <text:p text:style-name="P42"><text:span text:style-name="T43"/></text:p>
            <text:p text:style-name="P43"><text:span text:style-name="T58"><text:s/></text:span><text:span text:style-name="T58">?column? </text:span></text:p>
            <text:p text:style-name="P43"><text:span text:style-name="T58">----------</text:span></text:p>
            <text:p text:style-name="P43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7" draw:layer="layout" svg:width="25.499cm" svg:height="4.718cm" svg:x="1.002cm" svg:y="5cm">
          <draw:text-box>
            <text:p text:style-name="P42"><text:span text:style-name="T43">SELECT</text:span></text:p>
            <text:p text:style-name="P42"><text:span text:style-name="T43"><text:s text:c="4"/></text:span><text:span text:style-name="T43">to_tsquery('portuguese', '(gato | navio)') @@</text:span></text:p>
            <text:p text:style-name="P42"><text:span text:style-name="T43"><text:s text:c="4"/></text:span><text:span text:style-name="T43">to_tsvector('portuguese', 'O gato correu atrás do </text:span><text:span text:style-name="T43">rato');</text:span></text:p>
            <text:p text:style-name="P42"><text:span text:style-name="T43"/></text:p>
            <text:p text:style-name="P43"><text:span text:style-name="T58"><text:s/></text:span><text:span text:style-name="T58">?column? </text:span></text:p>
            <text:p text:style-name="P43"><text:span text:style-name="T58">----------</text:span></text:p>
            <text:p text:style-name="P43"><text:span text:style-name="T58"><text:s/></text:span><text:span text:style-name="T58">t</text:span></text:p>
          </draw:text-box>
        </draw:frame>
        <draw:frame draw:style-name="gr54" draw:text-style-name="P47" draw:layer="layout" svg:width="25.499cm" svg:height="4.718cm" svg:x="1.002cm" svg:y="10.4cm">
          <draw:text-box>
            <text:p text:style-name="P42"><text:span text:style-name="T43">SELECT</text:span></text:p>
            <text:p text:style-name="P42"><text:span text:style-name="T43"><text:s text:c="4"/></text:span><text:span text:style-name="T43">to_tsquery('portuguese', 'gato | rato') @@</text:span></text:p>
            <text:p text:style-name="P42"><text:span text:style-name="T43"><text:s text:c="4"/></text:span><text:span text:style-name="T43">to_tsvector('portuguese', 'rata');</text:span></text:p>
            <text:p text:style-name="P42"><text:span text:style-name="T43"/></text:p>
            <text:p text:style-name="P43"><text:span text:style-name="T58"><text:s/></text:span><text:span text:style-name="T58">?column? </text:span></text:p>
            <text:p text:style-name="P43"><text:span text:style-name="T58">----------</text:span></text:p>
            <text:p text:style-name="P43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</text:span><text:span text:style-name="T14">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</text:span><text:span text:style-name="T11">convertida combinasse com a conversão da string “fruta” para texto de </text:span><text:span text:style-name="T11">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</text:span><text:span text:style-name="T11">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</text:span><text:span text:style-name="T11">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</text:span><text:span text:style-name="T14">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</text:span><text:span text:style-name="T11">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</text:span><text:span text:style-name="T4">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</text:span><text:span text:style-name="T14">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</text:span><text:span text:style-name="T50">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</text:span><text:span text:style-name="T50">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</text:span><text:span text:style-name="T50">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8" draw:layer="layout" svg:width="26.338cm" svg:height="8.433cm" svg:x="0.662cm" svg:y="3.5cm">
          <draw:text-box>
            <text:p text:style-name="P28"><text:span text:style-name="T20">CREATE INDEX nome_indice ON nome_tabela USING </text:span><text:span text:style-name="T20">gist(nome_coluna);</text:span></text:p>
            <text:p text:style-name="P39"><text:span text:style-name="T61"/></text:p>
            <text:p text:style-name="P39"><text:span text:style-name="T50">Cria um índice GiST (</text:span><text:span text:style-name="T29">Generalized Search Tree</text:span><text:span text:style-name="T50"> - Árvore de Busca </text:span><text:span text:style-name="T50">Generalizada)</text:span></text:p>
            <text:p text:style-name="P39"><text:span text:style-name="T50"/></text:p>
            <text:p text:style-name="P39"><text:span text:style-name="T20">CREATE INDEX nome_indice ON nome_tabela USING </text:span><text:span text:style-name="T20">gin(nome_coluna);</text:span></text:p>
            <text:p text:style-name="P39"><text:span text:style-name="T50"/></text:p>
            <text:p text:style-name="P39"><text:span text:style-name="T50">Cria um índice GIN (</text:span><text:span text:style-name="T29">Generalized Inverted Index</text:span><text:span text:style-name="T50"> - Índice Invertido </text:span><text:span text:style-name="T50">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</text:span><text:span text:style-name="T50">falsos positivos e é necessário checar a linha atual da tabela para eliminar </text:span><text:span text:style-name="T50">tais falsos positivos (O PostgreSQL faz isso automaticamente quando </text:span><text:span text:style-name="T50">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</text:span><text:span text:style-name="T50">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</text:span><text:span text:style-name="T50">buscas desnecessárias nos registros de uma tabela que se tornam falsos </text:span><text:span text:style-name="T50">positivos.</text:span></text:p>
            <text:p text:style-name="P5"><text:span text:style-name="T50"/></text:p>
            <text:p text:style-name="P39"><text:span text:style-name="T50">Como o acesso aleatório a registros da tabela é lento, isso limita a </text:span><text:span text:style-name="T50">utilidade de índices </text:span><text:span text:style-name="T20">GiST</text:span><text:span text:style-name="T50">. </text:span></text:p>
            <text:p text:style-name="P39"><text:span text:style-name="T50">A probabilidade de falsos positivos depende de vários fatores, em </text:span><text:span text:style-name="T50">particular o número de palavras únicas, então o </text:span><text:span text:style-name="T62">uso de dicionários</text:span><text:span text:style-name="T50"> para </text:span><text:span text:style-name="T50">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50" draw:layer="layout" svg:width="27cm" svg:height="9.651cm" svg:x="0.5cm" svg:y="3.349cm">
          <draw:text-box>
            <text:p text:style-name="P39"><text:span text:style-name="T50">Um índice </text:span><text:span text:style-name="T20">GIN</text:span><text:span text:style-name="T50"> não tem perdas para consultas padrão, mas sua </text:span><text:span text:style-name="T50">performance depende logaritmicamente do número de palavras únicas.</text:span></text:p>
            <text:p text:style-name="P39"><text:span text:style-name="T50">No entanto, índices </text:span><text:span text:style-name="T20">GIN</text:span><text:span text:style-name="T50"> armazenam apenas as palavras (lexemas) de </text:span><text:span text:style-name="T50">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9"><text:span text:style-name="T50">Assim uma rechecagem de uma linha de uma tabela é necessária quando </text:span><text:span text:style-name="T50">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1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2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</text:span><text:span text:style-name="T28">para uma consulta em particular, de modo que quando houver muitos </text:span><text:span text:style-name="T28">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</text:span><text:span text:style-name="T28">léxicos, proximidade e estrutura da informação, que é, considerar o quão </text:span><text:span text:style-name="T28">frequentes os termos de uma consulta aparecem em um documento, </text:span><text:span text:style-name="T28">como estão próximos os termos, o quão importante é a parte do </text:span><text:span text:style-name="T28">documento que ocorre.</text:span></text:p>
            <text:p text:style-name="P5"><text:span text:style-name="T28"/></text:p>
            <text:p text:style-name="P39"><text:span text:style-name="T28">Porém, o conceito de relevância é vago e varia especificamente para uma </text:span><text:span text:style-name="T28">aplicação. Aplicações diferentes podem pedir informações adicionais para </text:span><text:span text:style-name="T28">classificação, e.g.; data de modificação do documento. </text:span></text:p>
            <text:p text:style-name="P39"><text:span text:style-name="T28">As funções </text:span><text:span text:style-name="T29">bult-in</text:span><text:span text:style-name="T28"> de classificação são apenas exemplos. Pode-se </text:span><text:span text:style-name="T28">escrever funções próprias e / ou combinar seus resultados com fatores </text:span><text:span text:style-name="T28">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</text:span><text:span text:style-name="T28">habilidade de fazer com que as buscas sejam feitas com pesos </text:span><text:span text:style-name="T28">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3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</text:span><text:span text:style-name="T65">||</text:span></text:p>
            <text:p><text:span text:style-name="T65"><text:s text:c="4"/></text:span><text:span text:style-name="T65">setweight(to_tsvector('portuguese', coalesce(tags,'')), 'B') </text:span><text:span text:style-name="T65">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4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5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</text:span><text:span text:style-name="T68">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56"/></text:span><text:span text:style-name="T69"><text:s text:c="15"/></text:span><text:span text:style-name="T70"><text:s text:c="2"/></text:span><text:span text:style-name="T70">text_vector <text:s text:c="27"/></text:span><text:span text:style-name="T70"><text:s text:c="45"/></text:span></text:p>
            <text:p><text:span text:style-name="T70">-------------------------------------------------------</text:span><text:span text:style-name="T70">-------------------------------------------------------</text:span><text:span text:style-name="T70">-----------------------------------------------</text:span></text:p>
            <text:p><text:span text:style-name="T70"><text:s/></text:span><text:span text:style-name="T70">'brasil':29C 'caos':7B 'capital':17C 'cidad':1A,11C </text:span><text:span text:style-name="T70">'estad':19C 'metrópol':5B 'nom':22C 'paul':4A,14C </text:span><text:span text:style-name="T70">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</text:span><text:span text:style-name="T69">'laranja');</text:span></text:p>
            <text:p><text:span text:style-name="T69"/></text:p>
            <text:p><text:span text:style-name="T74"><text:s text:c="55"/></text:span><text:span text:style-name="T74">ts_headline <text:s text:c="22"/></text:span><text:span text:style-name="T74"><text:s text:c="32"/></text:span></text:p>
            <text:p><text:span text:style-name="T74">----------------------------------------------------------------------------------------</text:span><text:span text:style-name="T74">---------------------------------</text:span></text:p>
            <text:p><text:span text:style-name="T74"><text:s/></text:span><text:span text:style-name="T74">&lt;b&gt;fruto&lt;/b&gt; produzido pela laranjeira (Citrus × sinensis), uma árvore da família </text:span><text:span text:style-name="T74">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</text:span><text:span text:style-name="T11">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</text:span><text:span text:style-name="T4">consideradas em uma busca (palavras de parada / </text:span><text:span text:style-name="T59">stop words</text:span><text:span text:style-name="T4">) e </text:span><text:span text:style-name="T4">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</text:span><text:span text:style-name="T4">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</text:span><text:span text:style-name="T4">depende da semântica da aplicação.</text:span></text:p>
            <text:p text:style-name="P5"><text:span text:style-name="T4"/></text:p>
            <text:p text:style-name="P39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9"><text:span text:style-name="T4">Um vetor de lexemas se a entrada é conhecida para o dicionário;</text:span></text:p>
              </text:list-item>
              <text:list-item>
                <text:p text:style-name="P39"><text:span text:style-name="T4">Um vetor vazio se o dicionário conhece o token, mas ele é uma </text:span><text:span text:style-name="T59">stop </text:span><text:span text:style-name="T59">word</text:span><text:span text:style-name="T4">;</text:span></text:p>
              </text:list-item>
              <text:list-item>
                <text:p text:style-name="P39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</text:span><text:span text:style-name="T11">buscam na lista de palavras de parada, enquanto stemmers Snowball </text:span><text:span text:style-name="T11">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</text:span><text:span text:style-name="T11">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</text:span><text:span text:style-name="T11">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6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</text:span><text:span text:style-name="T11">português:</text:span></text:p>
          </draw:text-box>
        </draw:frame>
        <draw:frame draw:style-name="gr40" draw:text-style-name="P57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8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8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7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</text:span><text:span text:style-name="T79">lexemes </text:span></text:p>
            <text:p><text:span text:style-name="T79">-----------+-----------------+-------+-------------------+-----------------</text:span><text:span text:style-name="T79">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7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</text:span><text:span text:style-name="T11">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9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</text:span><text:span text:style-name="T82">dictionary <text:s text:c="2"/>| lexemes </text:span></text:p>
            <text:p><text:span text:style-name="T82">-----------+-----------------+-------+---------------------------------</text:span><text:span text:style-name="T82">+---------------+---------</text:span></text:p>
            <text:p><text:span text:style-name="T82"><text:s/></text:span><text:span text:style-name="T82">asciiword | Word, all ASCII | Paris | {dic_sinonimos,portuguese_stem} | </text:span><text:span text:style-name="T82">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60"><text:span text:style-name="T80"># comentário</text:span></text:p>
            <text:p text:style-name="P60"><text:span text:style-name="T80">palavra(s) de exemplo : palavra(s) indexada(s)</text:span></text:p>
            <text:p text:style-name="P60"><text:span text:style-name="T80">mais palavra(s) de exemplo : mais palavra(s) indexada(s)</text:span></text:p>
            <text:p text:style-name="P60"><text:span text:style-name="T80">…</text:span></text:p>
            <text:p text:style-name="P60"><text:span text:style-name="T80"/></text:p>
            <text:p text:style-name="P60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3" draw:layer="layout" svg:width="23cm" svg:height="4.5cm" svg:x="1.801cm" svg:y="11.401cm">
          <text:p text:style-name="P61"><text:span text:style-name="T9">** Atenção **</text:span></text:p>
          <text:p text:style-name="P61"><text:span text:style-name="T11"/></text:p>
          <text:p text:style-name="P62"><text:span text:style-name="T11">Dicionários do tipo </text:span><text:span text:style-name="T34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4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7"><text:span text:style-name="T36"># cp $SHAREDIR/tsearch_data/thesaurus_sample.ths \</text:span></text:p>
            <text:p text:style-name="P37"><text:span text:style-name="T36"><text:s text:c="4"/></text:span><text:span text:style-name="T36">$SHAREDIR/tsearch_data/pt_br_tz.ths</text:span></text:p>
          </draw:text-box>
        </draw:frame>
        <draw:frame draw:style-name="gr82" draw:text-style-name="P64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7"><text:span text:style-name="T36"><text:s text:c="8"/></text:span><text:span text:style-name="T36">'Após usar a pasta de dente vou jogar bola na </text:span><text:span text:style-name="T36">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</text:span><text:span text:style-name="T5">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50" draw:layer="layout" svg:width="22.5cm" svg:height="5.193cm" svg:x="1cm" svg:y="10.758cm">
          <draw:text-box>
            <text:p text:style-name="P39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9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5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6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</text:span><text:span text:style-name="T23">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</text:span><text:span text:style-name="T23">palavras, então eles devem ser seguidos por outro dicionário mais amplo, </text:span><text:span text:style-name="T23">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7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7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70" draw:layer="layout" svg:width="25.5cm" svg:height="6cm" svg:x="1.001cm" svg:y="8.001cm">
          <text:p text:style-name="P68"><text:span text:style-name="T3">Observação:</text:span></text:p>
          <text:p text:style-name="P69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</text:span><text:span text:style-name="T5">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</text:span><text:span text:style-name="T11">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6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60"><text:span text:style-name="T36">SELECT</text:span></text:p>
            <text:p text:style-name="P60"><text:span text:style-name="T36"><text:s text:c="4"/></text:span><text:span text:style-name="T36">to_tsvector('tsc_pt_br', 'caberia') @@ </text:span></text:p>
            <text:p text:style-name="P60"><text:span text:style-name="T36"><text:s text:c="4"/></text:span><text:span text:style-name="T36">to_tsquery('tsc_pt_br', 'caibo');</text:span></text:p>
            <text:p text:style-name="P60"><text:span text:style-name="T36"/></text:p>
            <text:p text:style-name="P60"><text:span text:style-name="T92"><text:s/></text:span><text:span text:style-name="T92">?column? </text:span></text:p>
            <text:p text:style-name="P60"><text:span text:style-name="T92">----------</text:span></text:p>
            <text:p text:style-name="P60"><text:span text:style-name="T92"><text:s/></text:span><text:span text:style-name="T92">t</text:span></text:p>
            <text:p text:style-name="P60"><text:span text:style-name="T92"/></text:p>
            <text:p text:style-name="P60"><text:span text:style-name="T93">SELECT to_tsvector('tsc_pt_br', 'eu trouxe!!!');</text:span></text:p>
            <text:p text:style-name="P60"><text:span text:style-name="T94"/></text:p>
            <text:p text:style-name="P60"><text:span text:style-name="T92"><text:s/></text:span><text:span text:style-name="T92">to_tsvector </text:span></text:p>
            <text:p text:style-name="P60"><text:span text:style-name="T92">-------------</text:span></text:p>
            <text:p text:style-name="P60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6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1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2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</text:span><text:span text:style-name="T5">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</text:span><text:span text:style-name="T5">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</text:span><text:span text:style-name="T11">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</text:span><text:span text:style-name="T11">passada para o próximo dicionário (se for o caso), ao contrário do </text:span><text:span text:style-name="T11">comportamento normal de dicionários. Isso permite processamento de </text:span><text:span text:style-name="T11">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</text:span><text:span text:style-name="T11">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</text:span><text:span text:style-name="T11">cujo nome deve ter a extensão </text:span><text:span text:style-name="T35">.rules</text:span><text:span text:style-name="T11"> (tal extensão não deve ser </text:span><text:span text:style-name="T11">incluída no parâmetro </text:span><text:span text:style-name="T35">RULES</text:span><text:span text:style-name="T11">).</text:span></text:p>
          </draw:text-box>
        </draw:frame>
        <draw:frame draw:style-name="gr98" draw:text-style-name="P40" draw:layer="layout" svg:width="26.5cm" svg:height="10.722cm" svg:x="0.5cm" svg:y="8.449cm">
          <draw:text-box>
            <text:p text:style-name="P39"><text:span text:style-name="T5">O arquivo de regras deve ter o seguinte formato:</text:span></text:p>
            <text:p text:style-name="P39"><text:span text:style-name="T20"/></text:p>
            <text:p text:style-name="P39"><text:span text:style-name="T20"><text:s text:c="4"/></text:span><text:span text:style-name="T20">À <text:s text:c="7"/>A</text:span></text:p>
            <text:p text:style-name="P39"><text:span text:style-name="T20"><text:s text:c="4"/></text:span><text:span text:style-name="T20">Á <text:s text:c="7"/>A</text:span></text:p>
            <text:p text:style-name="P39"><text:span text:style-name="T20"><text:s text:c="4"/></text:span><text:span text:style-name="T20">Â <text:s text:c="7"/>A</text:span></text:p>
            <text:p text:style-name="P39"><text:span text:style-name="T20"><text:s text:c="4"/></text:span><text:span text:style-name="T20">Ã <text:s text:c="7"/>A</text:span></text:p>
            <text:p text:style-name="P39"><text:span text:style-name="T20"><text:s text:c="4"/></text:span><text:span text:style-name="T20">Ä <text:s text:c="7"/>A</text:span></text:p>
            <text:p text:style-name="P39"><text:span text:style-name="T20"><text:s text:c="4"/></text:span><text:span text:style-name="T20">Å <text:s text:c="7"/>A</text:span></text:p>
            <text:p text:style-name="P39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3" draw:layer="layout" svg:width="26.5cm" svg:height="7.651cm" svg:x="0.5cm" svg:y="3.849cm">
          <draw:text-box>
            <text:p text:style-name="P39"><text:span text:style-name="T50">Cada linha representa um par, consistindo de um caractere com acento </text:span><text:span text:style-name="T50">seguido que será traduzido pelo seguinte que é sem acento.</text:span></text:p>
            <text:p text:style-name="P39"><text:span text:style-name="T50">Um exemplo mais completo, que é diretamente útil para a maioria dos </text:span><text:span text:style-name="T50">idiomas europeus, pode ser encontrado no arquivo </text:span><text:span text:style-name="T20">unaccent.rules</text:span><text:span text:style-name="T50">, </text:span><text:span text:style-name="T50">que é instalado do diretório </text:span><text:span text:style-name="T20">$SHAREDIR/tsearch_data/</text:span><text:span text:style-name="T50"> quando o </text:span><text:span text:style-name="T50">módulo é instalado.</text:span></text:p>
            <text:p text:style-name="P39"><text:span text:style-name="T50">Para instalar o módulo acesse a base de dados que deseja nela trabalhar </text:span><text:span text:style-name="T50">com o dicionário </text:span><text:span text:style-name="T29">unaccent</text:span><text:span text:style-name="T50"> e dê o comando:</text:span></text:p>
            <text:p text:style-name="P60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3" draw:layer="layout" svg:width="26.5cm" svg:height="7.452cm" svg:x="0.5cm" svg:y="3.849cm">
          <draw:text-box>
            <text:p text:style-name="P39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9"><text:span text:style-name="T50"/></text:p>
            <text:p text:style-name="P39"><text:span text:style-name="T50">O dicionário unaccent tem o parâmetro padrão de configuração </text:span><text:span text:style-name="T20">RULES='unaccent'</text:span><text:span text:style-name="T50">, faz com que seja imediatamente utilizável pelo </text:span><text:span text:style-name="T50">arquivo </text:span><text:span text:style-name="T20">unaccent.rules</text:span><text:span text:style-name="T50">.</text:span></text:p>
            <text:p text:style-name="P39"><text:span text:style-name="T50"/></text:p>
            <text:p text:style-name="P3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4" draw:layer="layout" svg:width="26.5cm" svg:height="3.651cm" svg:x="0.5cm" svg:y="10.349cm">
          <draw:text-box>
            <text:p text:style-name="P39"><text:span text:style-name="T95">SELECT ts_lexize('unaccent', 'Armação');</text:span></text:p>
            <text:p text:style-name="P60"><text:span text:style-name="T19"><text:s/></text:span><text:span text:style-name="T19">ts_lexize </text:span></text:p>
            <text:p text:style-name="P60"><text:span text:style-name="T19">-----------</text:span></text:p>
            <text:p text:style-name="P60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</text:span><text:span text:style-name="T20">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</text:span><text:span text:style-name="T11">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</text:span><text:span text:style-name="T11">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5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2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</text:span><text:span text:style-name="T5">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1T10:59:11.463328344</dc:date>
    <meta:editing-duration>P2DT23H51M57S</meta:editing-duration>
    <meta:editing-cycles>440</meta:editing-cycles>
    <meta:generator>LibreOffice/24.2.6.2$Linux_X86_64 LibreOffice_project/420$Build-2</meta:generator>
    <meta:document-statistic meta:object-count="543"/>
  </office:meta>
</office:document-meta>
</file>